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024cm" fo:min-width="41.456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4.88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eeeeee" draw:textarea-horizontal-align="justify" draw:textarea-vertical-align="top" draw:auto-grow-height="false" fo:min-height="6.692cm" fo:min-width="6.74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106cm"/>
      <style:paragraph-properties style:writing-mode="lr-tb"/>
    </style:style>
    <style:style style:name="gr6" style:family="graphic" style:parent-style-name="standard">
      <style:graphic-properties svg:stroke-color="#000000" draw:fill-color="#afd095" draw:textarea-horizontal-align="justify" draw:textarea-vertical-align="top" draw:auto-grow-height="false" fo:min-height="0.258cm" fo:min-width="4.453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top" draw:auto-grow-height="false" fo:min-height="0.258cm" fo:min-width="4.453cm"/>
      <style:paragraph-properties style:writing-mode="lr-tb"/>
    </style:style>
    <style:style style:name="gr9" style:family="graphic" style:parent-style-name="standard">
      <style:graphic-properties svg:stroke-color="#000000" draw:fill-color="#ec9ba4" draw:textarea-horizontal-align="justify" draw:textarea-vertical-align="top" draw:auto-grow-height="false" fo:min-height="0.258cm" fo:min-width="4.453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11" style:family="graphic" style:parent-style-name="standard">
      <style:graphic-properties svg:stroke-color="#000000" draw:fill-color="#afd095" draw:textarea-horizontal-align="justify" draw:textarea-vertical-align="middle" draw:auto-grow-height="false" fo:min-height="0.258cm" fo:min-width="4.445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4.447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0.258cm" fo:min-width="4.446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top" draw:auto-grow-height="false" fo:min-height="0.376cm" fo:min-width="4.453cm"/>
      <style:paragraph-properties style:writing-mode="lr-tb"/>
    </style:style>
    <style:style style:name="gr15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7.342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0.258cm" fo:min-width="4.447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style:font-name="Monospace1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style:font-name="Monospace1" fo:language="en" fo:country="US"/>
    </style:style>
    <style:style style:name="P3" style:family="paragraph">
      <style:paragraph-properties fo:text-align="start" style:writing-mode="lr-tb"/>
      <style:text-properties style:font-name="Monospace1" fo:font-size="8pt" fo:language="en" fo:country="US" style:font-size-asian="8pt" style:font-size-complex="8pt"/>
    </style:style>
    <style:style style:name="P4" style:family="paragraph">
      <loext:graphic-properties draw:fill-color="#eeeeee"/>
      <style:paragraph-properties fo:text-align="start" style:writing-mode="lr-tb"/>
      <style:text-properties style:font-name="Monospace1" fo:font-size="8pt" fo:language="en" fo:country="US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8pt" fo:language="en" fo:country="US" style:font-size-asian="8pt" style:font-size-complex="8pt"/>
    </style:style>
    <style:style style:name="P6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8pt" fo:language="en" fo:country="US" style:font-size-asian="8pt" style:font-size-complex="8pt"/>
    </style:style>
    <style:style style:name="P7" style:family="paragraph">
      <loext:graphic-properties draw:fill-color="#000000"/>
      <style:paragraph-properties fo:text-align="center"/>
      <style:text-properties fo:language="en" fo:country="US"/>
    </style:style>
    <style:style style:name="P8" style:family="paragraph">
      <style:paragraph-properties fo:text-align="start" style:writing-mode="lr-tb"/>
      <style:text-properties style:font-name="Monospace1" fo:font-size="6pt" fo:language="en" fo:country="US" fo:font-weight="normal"/>
    </style:style>
    <style:style style:name="P9" style:family="paragraph">
      <loext:graphic-properties draw:fill-color="#afd095"/>
      <style:paragraph-properties fo:text-align="start" style:writing-mode="lr-tb"/>
      <style:text-properties style:font-name="Monospace1" fo:font-size="6pt" fo:language="en" fo:country="US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6pt" fo:language="en" fo:country="US" style:font-size-asian="6pt" style:font-size-complex="6pt"/>
    </style:style>
    <style:style style:name="P11" style:family="paragraph">
      <loext:graphic-properties draw:fill-color="#cccccc"/>
      <style:paragraph-properties fo:margin-left="0cm" fo:margin-right="0cm" fo:margin-top="0cm" fo:margin-bottom="0cm" fo:line-height="100%" fo:text-align="start" fo:text-indent="0cm" style:writing-mode="lr-tb"/>
      <style:text-properties style:font-name="Monospace1" fo:font-size="6pt" fo:language="en" fo:country="US" style:font-size-asian="6pt" style:font-size-complex="6pt"/>
    </style:style>
    <style:style style:name="P12" style:family="paragraph">
      <loext:graphic-properties draw:fill-color="#b4c7dc"/>
      <style:paragraph-properties fo:text-align="start" style:writing-mode="lr-tb"/>
      <style:text-properties style:font-name="Monospace1" fo:font-size="6pt" fo:language="en" fo:country="US" fo:font-weight="normal"/>
    </style:style>
    <style:style style:name="P13" style:family="paragraph">
      <loext:graphic-properties draw:fill-color="#ec9ba4"/>
      <style:paragraph-properties fo:text-align="start" style:writing-mode="lr-tb"/>
      <style:text-properties style:font-name="Monospace1" fo:font-size="6pt" fo:language="en" fo:country="US" fo:font-weight="normal"/>
    </style:style>
    <style:style style:name="P14" style:family="paragraph">
      <style:paragraph-properties fo:text-align="start" style:writing-mode="lr-tb"/>
      <style:text-properties style:font-name="Monospace1" fo:font-size="6pt" fo:language="en" fo:country="US" style:font-size-asian="6pt" style:font-size-complex="6pt"/>
    </style:style>
    <style:style style:name="P15" style:family="paragraph">
      <loext:graphic-properties draw:fill-color="#cccccc"/>
      <style:paragraph-properties fo:text-align="start" style:writing-mode="lr-tb"/>
      <style:text-properties style:font-name="Monospace1" fo:font-size="6pt" fo:language="en" fo:country="US" style:font-size-asian="6pt" style:font-size-complex="6pt"/>
    </style:style>
    <style:style style:name="P16" style:family="paragraph">
      <loext:graphic-properties draw:fill-color="#cccccc"/>
      <style:paragraph-properties fo:text-align="start" style:writing-mode="lr-tb"/>
      <style:text-properties style:font-name="Monospace1" fo:font-size="6pt" fo:language="en" fo:country="US" fo:font-weight="normal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  <style:text-properties fo:color="#3465a4" loext:opacity="100%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>
      <style:paragraph-properties fo:text-align="end"/>
    </style:style>
    <style:style style:name="P20" style:family="paragraph">
      <loext:graphic-properties draw:fill-color="#ffffff"/>
      <style:paragraph-properties fo:text-align="end" style:writing-mode="lr-tb"/>
      <style:text-properties fo:color="#3465a4" loext:opacity="100%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21" style:family="paragraph">
      <loext:graphic-properties draw:fill-color="#ffffff"/>
      <style:paragraph-properties fo:text-align="center" style:writing-mode="lr-tb"/>
      <style:text-properties style:font-name="Monospace1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>
      <style:paragraph-properties fo:text-align="start" style:writing-mode="lr-tb"/>
      <style:text-properties style:font-name="Monospace1" fo:font-size="14pt" style:font-size-asian="14pt" style:font-size-complex="14pt"/>
    </style:style>
    <style:style style:name="P23" style:family="paragraph">
      <loext:graphic-properties draw:fill-color="#eeeeee"/>
      <style:paragraph-properties fo:text-align="center" style:writing-mode="lr-tb"/>
      <style:text-properties style:font-name="Monospace1" fo:font-size="14pt" style:font-size-asian="14pt" style:font-size-complex="14pt"/>
    </style:style>
    <style:style style:name="P24" style:family="paragraph">
      <loext:graphic-properties draw:fill-color="#ffffff"/>
      <style:paragraph-properties fo:text-align="center"/>
      <style:text-properties fo:language="en" fo:country="US"/>
    </style:style>
    <style:style style:name="T1" style:family="text">
      <style:text-properties style:font-name="Monospace1" fo:language="en" fo:country="US"/>
    </style:style>
    <style:style style:name="T2" style:family="text">
      <style:text-properties style:font-name="Monospace1" fo:font-size="8pt" fo:language="en" fo:country="US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8pt" fo:language="en" fo:country="US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onospace1" fo:font-size="8pt" fo:language="en" fo:country="US" fo:font-weight="bold" style:font-size-asian="8pt" style:font-weight-asian="bold" style:font-size-complex="8pt" style:font-weight-complex="bold"/>
    </style:style>
    <style:style style:name="T5" style:family="text">
      <style:text-properties style:font-name="Monospace1" fo:font-size="6pt" fo:language="en" fo:country="US" style:font-size-asian="6pt" style:font-size-complex="6pt"/>
    </style:style>
    <style:style style:name="T6" style:family="text">
      <style:text-properties style:font-name="Monospace1" fo:font-size="6pt" fo:language="en" fo:country="US" fo:font-weight="normal"/>
    </style:style>
    <style:style style:name="T7" style:family="text">
      <style:text-properties fo:color="#3465a4" loext:opacity="100%" style:font-name="Monospace1" fo:font-size="8pt" fo:language="en" fo:country="US" fo:font-style="italic" style:font-size-asian="8pt" style:font-style-asian="italic" style:font-size-complex="8pt" style:font-style-complex="italic"/>
    </style:style>
    <style:style style:name="T8" style:family="text">
      <style:text-properties style:font-name="Monospace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1.956cm" svg:height="8.274cm" svg:x="1.081cm" svg:y="1.108cm">
          <text:p text:style-name="P1"><text:span text:style-name="T1">EOSIO/Antelope </text:span><text:span text:style-name="T1">Trans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8cm" svg:height="6.942cm" svg:x="1.081cm" svg:y="2.44cm">
          <text:p text:style-name="P3"><text:span text:style-name="T2">somecontract::someaction(...);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43cm" svg:height="6.942cm" svg:x="7.981cm" svg:y="2.44cm">
          <text:p text:style-name="P5"><text:span text:style-name="T2">thezeostoken::begin(Π, </text:span><text:span text:style-name="T2">tx)</text:span></text:p>
          <text:p text:style-name="P5"><text:span text:style-name="T2">{</text:span></text:p>
          <text:p text:style-name="P5"><text:span text:style-name="T2"><text:s text:c="2"/></text:span><text:span text:style-name="T2">// list of EOSIO </text:span><text:span text:style-name="T2">actions which depend</text:span></text:p>
          <text:p text:style-name="P5"><text:span text:style-name="T2"><text:s text:c="2"/></text:span><text:span text:style-name="T2">// on privacy actions </text:span><text:span text:style-name="T2">of the ZEOS</text:span></text:p>
          <text:p text:style-name="P5"><text:span text:style-name="T3"><text:s text:c="2"/></text:span><text:span text:style-name="T3">// </text:span><text:span text:style-name="T2">smart contract: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<text:s text:c="2"/></text:span><text:span text:style-name="T2">// verification of </text:span><text:span text:style-name="T4">Halo 2 proof bundle</text:span></text:p>
          <text:p text:style-name="P5"><text:span text:style-name="T3"><text:s text:c="2"/></text:span><text:span text:style-name="T3">// </text:span><text:span text:style-name="T4">Π</text:span><text:span text:style-name="T5"> </text:span><text:span text:style-name="T2">which validates </text:span><text:span text:style-name="T2">all zactions in</text:span></text:p>
          <text:p text:style-name="P5"><text:span text:style-name="T2"><text:s text:c="2"/></text:span><text:span text:style-name="T2">// the above list of </text:span><text:span text:style-name="T2">EOSIO actions: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127cm" svg:height="0.127cm" svg:x="6.8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7.1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7.4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606cm" svg:height="6.942cm" svg:x="15.1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The ‘step()‘ action is just</text:span></text:p>
          <text:p text:style-name="P3"><text:span text:style-name="T2"><text:s text:c="2"/></text:span><text:span text:style-name="T2">// a wrapper for the actual</text:span></text:p>
          <text:p text:style-name="P3"><text:span text:style-name="T2"><text:s text:c="2"/></text:span><text:span text:style-name="T2">// EOSIO action to be executed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// In addition to that it auto-</text:span></text:p>
          <text:p text:style-name="P3"><text:span text:style-name="T2"><text:s text:c="2"/></text:span><text:span text:style-name="T2">// matically executes all</text:span></text:p>
          <text:p text:style-name="P3"><text:span text:style-name="T2"><text:s text:c="2"/></text:span><text:span text:style-name="T2">// zactions which are packed</text:span></text:p>
          <text:p text:style-name="P3"><text:span text:style-name="T2"><text:s text:c="2"/></text:span><text:span text:style-name="T2">// as payload into the above</text:span></text:p>
          <text:p text:style-name="P3"><text:span text:style-name="T2"><text:s text:c="2"/></text:span><text:span text:style-name="T2">// EOSIO action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953cm" svg:height="0.508cm" svg:x="15.788cm" svg:y="4.316cm">
          <text:p text:style-name="P8"><text:span text:style-name="T6">randcontract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7" draw:id="id7" draw:layer="layout" svg:width="4.953cm" svg:height="0.508cm" svg:x="15.788cm" svg:y="6.912cm">
          <text:p text:style-name="P10"><text:span text:style-name="T5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06cm" svg:height="6.942cm" svg:x="21.7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Not all actions may contain</text:span></text:p>
          <text:p text:style-name="P3"><text:span text:style-name="T2"><text:s text:c="2"/></text:span><text:span text:style-name="T2">// zactions and are just normal</text:span></text:p>
          <text:p text:style-name="P3"><text:span text:style-name="T2"><text:s text:c="2"/></text:span><text:span text:style-name="T2">// EOSIO actions with no privacy</text:span></text:p>
          <text:p text:style-name="P3"><text:span text:style-name="T2"><text:s text:c="2"/></text:span><text:span text:style-name="T2">// dependencies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953cm" svg:height="0.508cm" svg:x="22.445cm" svg:y="4.637cm">
          <text:p text:style-name="P8"><text:span text:style-name="T6">othercontrac::someaction(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06cm" svg:height="6.942cm" svg:x="34.9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It is important that the num</text:span></text:p>
          <text:p text:style-name="P3"><text:span text:style-name="T2"><text:s text:c="2"/></text:span><text:span text:style-name="T2">// of ‘step()’s in the EOSIO tx</text:span></text:p>
          <text:p text:style-name="P3"><text:span text:style-name="T2"><text:s text:c="2"/></text:span><text:span text:style-name="T2">// equals the number of actions</text:span></text:p>
          <text:p text:style-name="P3"><text:span text:style-name="T2"><text:s text:c="2"/></text:span><text:span text:style-name="T2">// in the list of actions ‘tx’</text:span></text:p>
          <text:p text:style-name="P3"><text:span text:style-name="T2"><text:s text:c="2"/></text:span><text:span text:style-name="T2">// or ‘begin’ will fail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// The number of zactions might</text:span></text:p>
          <text:p text:style-name="P3"><text:span text:style-name="T2"><text:s text:c="2"/></text:span><text:span text:style-name="T2">// vary from action to action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8" draw:id="id8" draw:layer="layout" svg:width="4.953cm" svg:height="0.508cm" svg:x="35.631cm" svg:y="4.994cm">
          <text:p text:style-name="P8"><text:span text:style-name="T6">thirdcontrac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9" draw:id="id9" draw:layer="layout" svg:width="4.953cm" svg:height="0.508cm" svg:x="35.631cm" svg:y="6.596cm">
          <text:p text:style-name="P14"><text:span text:style-name="T5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127cm" svg:height="0.127cm" svg:x="41.9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42.2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42.5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" draw:id="id2" draw:layer="layout" svg:width="4.945cm" svg:height="0.508cm" svg:x="8.628cm" svg:y="4.286cm">
          <text:p text:style-name="P8"><text:span text:style-name="T6">randcontract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" draw:id="id5" draw:layer="layout" svg:width="4.947cm" svg:height="0.508cm" svg:x="8.624cm" svg:y="5.286cm">
          <text:p text:style-name="P8"><text:span text:style-name="T6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3" draw:id="id3" draw:layer="layout" svg:width="4.946cm" svg:height="0.508cm" svg:x="8.622cm" svg:y="5.786cm">
          <text:p text:style-name="P8"><text:span text:style-name="T6">thirdcontrac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" draw:id="id1" draw:layer="layout" svg:width="4.953cm" svg:height="0.626cm" svg:x="8.62cm" svg:y="7.913cm">
          <text:p text:style-name="P14"><text:span text:style-name="T5">thezeostoken::verify(Π, X);</text:span></text:p>
          <draw:enhanced-geometry svg:viewBox="0 0 21600 21600" draw:type="rectangle" draw:enhanced-path="M 0 0 L 21600 0 21600 21600 0 21600 0 0 Z N"/>
        </draw:custom-shape>
        <draw:connector draw:style-name="gr15" draw:text-style-name="P18" draw:layer="layout" draw:line-skew="1.104cm" svg:x1="18.264cm" svg:y1="7.483cm" svg:x2="11.096cm" svg:y2="8.539cm" draw:end-shape="id1" draw:end-glue-point="2" svg:d="M18264 7483v2661h-7168v-1605" svg:viewBox="0 0 7169 2662">
          <text:p text:style-name="P17"><text:span text:style-name="T7">val</text:span><text:span text:style-name="T7">ida</text:span><text:span text:style-name="T7">ted </text:span><text:span text:style-name="T7">by</text:span></text:p>
        </draw:connector>
        <draw:connector draw:style-name="gr15" draw:text-style-name="P20" draw:layer="layout" draw:line-skew="1.024cm" svg:x1="13.573cm" svg:y1="4.54cm" svg:x2="13.573cm" svg:y2="8.226cm" draw:start-shape="id2" draw:start-glue-point="1" draw:end-shape="id1" draw:end-glue-point="1" svg:d="M13573 4540h1524v3686h-1524" svg:viewBox="0 0 1525 3687">
          <text:p text:style-name="P19"><text:span text:style-name="T7">X</text:span></text:p>
        </draw:connector>
        <draw:connector draw:style-name="gr16" draw:text-style-name="P21" draw:layer="layout" draw:line-skew="1.024cm" svg:x1="13.568cm" svg:y1="6.04cm" svg:x2="13.573cm" svg:y2="8.226cm" draw:start-shape="id3" draw:start-glue-point="1" draw:end-shape="id1" draw:end-glue-point="1" svg:d="M13568 6040h1529v2186h-1524" svg:viewBox="0 0 1530 2187">
          <text:p/>
        </draw:connector>
        <draw:custom-shape draw:style-name="gr17" draw:text-style-name="P23" draw:layer="layout" svg:width="8.962cm" svg:height="1.429cm" svg:x="1.055cm" svg:y="10.212cm">
          <text:p text:style-name="P22"><text:span text:style-name="T8">Time/Execu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606cm" svg:height="6.942cm" svg:x="28.3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A ‘step()’ might contain no</text:span></text:p>
          <text:p text:style-name="P3"><text:span text:style-name="T2"><text:s text:c="2"/></text:span><text:span text:style-name="T2">// third party action but just</text:span></text:p>
          <text:p text:style-name="P3"><text:span text:style-name="T2"><text:s text:c="2"/></text:span><text:span text:style-name="T2">// an ‘exec’ to execute a</text:span></text:p>
          <text:p text:style-name="P3"><text:span text:style-name="T2"><text:s text:c="2"/></text:span><text:span text:style-name="T2">// sequence of zactions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4" draw:id="id4" draw:layer="layout" svg:width="4.953cm" svg:height="0.508cm" svg:x="29.045cm" svg:y="4.637cm">
          <text:p text:style-name="P8"><text:span text:style-name="T6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947cm" svg:height="0.508cm" svg:x="8.624cm" svg:y="4.786cm">
          <text:p text:style-name="P8"><text:span text:style-name="T6">othercontrac::someaction(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4" draw:layer="layout" draw:line-skew="1.104cm" svg:x1="31.521cm" svg:y1="5.145cm" svg:x2="11.096cm" svg:y2="8.539cm" draw:start-shape="id4" draw:start-glue-point="2" draw:end-shape="id1" draw:end-glue-point="2" svg:d="M31521 5145v4999h-20425v-1605" svg:viewBox="0 0 20426 5000">
          <text:p/>
        </draw:connector>
        <draw:connector draw:style-name="gr16" draw:text-style-name="P20" draw:layer="layout" draw:line-skew="1.024cm" svg:x1="13.571cm" svg:y1="5.54cm" svg:x2="13.573cm" svg:y2="8.226cm" draw:start-shape="id5" draw:start-glue-point="1" draw:end-shape="id1" draw:end-glue-point="1" svg:d="M13571 5540h1526v2686h-1524" svg:viewBox="0 0 1527 2687">
          <text:p/>
        </draw:connector>
        <draw:connector draw:style-name="gr15" draw:text-style-name="P20" draw:layer="layout" draw:line-skew="0.46cm" svg:x1="20.741cm" svg:y1="4.57cm" svg:x2="20.741cm" svg:y2="7.166cm" draw:start-shape="id6" draw:start-glue-point="1" draw:end-shape="id7" draw:end-glue-point="1" svg:d="M20741 4570h960v2596h-960" svg:viewBox="0 0 961 2597">
          <text:p text:style-name="P19"><text:span text:style-name="T7">ztx</text:span></text:p>
        </draw:connector>
        <draw:connector draw:style-name="gr15" draw:text-style-name="P20" draw:layer="layout" draw:line-skew="0.429cm" svg:x1="40.584cm" svg:y1="5.248cm" svg:x2="40.584cm" svg:y2="6.85cm" draw:start-shape="id8" draw:start-glue-point="1" draw:end-shape="id9" draw:end-glue-point="1" svg:d="M40584 5248h929v1602h-929" svg:viewBox="0 0 930 1603">
          <text:p text:style-name="P19"><text:span text:style-name="T7">ztx</text:span></text:p>
        </draw:connector>
        <draw:connector draw:style-name="gr19" draw:text-style-name="P24" draw:layer="layout" draw:line-skew="1.104cm" svg:x1="38.107cm" svg:y1="7.104cm" svg:x2="11.096cm" svg:y2="8.539cm" draw:start-shape="id9" draw:start-glue-point="2" draw:end-shape="id1" draw:end-glue-point="2" svg:d="M38107 7104v3040h-27011v-1605" svg:viewBox="0 0 27012 30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4.06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8:48.581230970</meta:creation-date>
    <dc:date>2023-01-20T07:36:50.224475072</dc:date>
    <meta:editing-duration>PT17H16M11S</meta:editing-duration>
    <meta:editing-cycles>46</meta:editing-cycles>
    <meta:generator>LibreOffice/7.3.7.2$Linux_X86_64 LibreOffice_project/30$Build-2</meta:generator>
    <meta:document-statistic meta:object-count="33"/>
  </office:meta>
</office:document-meta>
</file>